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117ceb"/>
    </style:style>
    <style:style style:name="P2" style:family="paragraph" style:parent-style-name="Standard">
      <style:text-properties fo:font-size="11pt" officeooo:paragraph-rsid="00117ceb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officeooo:paragraph-rsid="000fd4b6" style:font-size-asian="11pt" style:font-size-complex="11pt"/>
    </style:style>
    <style:style style:name="P5" style:family="paragraph" style:parent-style-name="Standard">
      <style:text-properties fo:font-size="11pt" officeooo:paragraph-rsid="0012f000" style:font-size-asian="11pt" style:font-size-complex="11pt"/>
    </style:style>
    <style:style style:name="P6" style:family="paragraph" style:parent-style-name="Standard" style:list-style-name="L2">
      <style:text-properties fo:font-size="11pt" officeooo:paragraph-rsid="00117ceb" style:font-size-asian="11pt" style:font-size-complex="11pt"/>
    </style:style>
    <style:style style:name="P7" style:family="paragraph" style:parent-style-name="Standard" style:list-style-name="L3">
      <style:text-properties fo:font-size="11pt" officeooo:paragraph-rsid="00117ceb" style:font-size-asian="11pt" style:font-size-complex="11pt"/>
    </style:style>
    <style:style style:name="T1" style:family="text">
      <style:text-properties officeooo:rsid="000fd4b6"/>
    </style:style>
    <style:style style:name="T2" style:family="text">
      <style:text-properties officeooo:rsid="00117ceb"/>
    </style:style>
    <style:style style:name="T3" style:family="text">
      <style:text-properties officeooo:rsid="0012f000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ave Morris :</text:span></text:p>
      <text:p text:style-name="P2">An interactive platform for data analysis that allows end users to execute their code close to one or more datasets.</text:p>
      <text:p text:style-name="P2">Providing remote storage to stage the results and an interactive interface enabling users to modify and re-run their code and see the results in near real time.</text:p>
      <text:p text:style-name="P3"/>
      <text:p text:style-name="P5"><text:span text:style-name="T1">Janet </text:span><text:span text:style-name="T3">Evans </text:span><text:span text:style-name="T1">:</text:span></text:p>
      <text:p text:style-name="P5">I think it <text:span text:style-name="T2">should include </text:span>“<text:span text:style-name="T4">data access</text:span> and analysis” – archives are often attached too.</text:p>
      <text:p text:style-name="P2">Not <text:span text:style-name="T2">just users own code but there can also be </text:span>pre-loaded software on the platform.</text:p>
      <text:p text:style-name="P2"><text:span text:style-name="T2">Not just </text:span>Jupiter Notebooks, container based execution service<text:span text:style-name="T3">s</text:span>, and batch system<text:span text:style-name="T3">s</text:span> (depending on size of the job), <text:span text:style-name="T2">should </text:span>all <text:span text:style-name="T2">be </text:span>included.</text:p>
      <text:p text:style-name="P4"/>
      <text:p text:style-name="P5">Christophe Arviset :</text:p>
      <text:p text:style-name="P5">I believe a science platforms serves more purposes than just end user data analysis.</text:p>
      <text:list xml:id="list2139776392" text:style-name="L2">
        <text:list-item>
          <text:p text:style-name="P6">A collaboration environment for users to share their code and data with other users on the platform.</text:p>
        </text:list-item>
        <text:list-item>
          <text:p text:style-name="P6">A data processing platform for missions/projects,</text:p>
        </text:list-item>
        <text:list-item>
          <text:p text:style-name="P6">A software preservation platform for legacy code made available on the platform</text:p>
        </text:list-item>
      </text:list>
      <text:p text:style-name="P2"/>
      <text:p text:style-name="P2">Tess Jaffe:</text:p>
      <text:p text:style-name="P5">Maybe <text:span text:style-name="T3">rather than one definition, </text:span>a list of components <text:span text:style-name="T3">would be better</text:span>.</text:p>
      <text:p text:style-name="P5">My priorities are:</text:p>
      <text:list xml:id="list1093329304" text:style-name="L3">
        <text:list-item>
          <text:p text:style-name="P7">The availability of pre-configured compute environment proximate to the data where users can execute both existing and custom code</text:p>
        </text:list-item>
        <text:list-item>
          <text:p text:style-name="P7">Tools to collaborate with others at different institutions in the same compute+data environment (ditto)</text:p>
        </text:list-item>
        <text:list-item>
          <text:p text:style-name="P7">More resources than a user might have at their institute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3:13:21.904001183</meta:creation-date>
    <dc:date>2023-04-21T13:54:34.447093675</dc:date>
    <meta:editing-duration>PT8M42S</meta:editing-duration>
    <meta:editing-cycles>1</meta:editing-cycles>
    <meta:document-statistic meta:table-count="0" meta:image-count="0" meta:object-count="0" meta:page-count="1" meta:paragraph-count="18" meta:word-count="221" meta:character-count="1335" meta:non-whitespace-character-count="1137"/>
    <meta:generator>LibreOffice/7.2.7.2$Linux_X86_64 LibreOffice_project/20$Build-2</meta:generator>
  </office:meta>
</office:document-meta>
</file>